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hostile_a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iendly_a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radius</text:p>
          </table:table-cell>
          <table:table-cell office:value-type="string">
            <text:p>apply_on</text:p>
          </table:table-cell>
          <table:table-cell office:value-type="string">
            <text:p>stack_info</text:p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>graph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radius</text:p>
          </table:table-cell>
          <table:table-cell office:value-type="string">
            <text:p>apply_on</text:p>
          </table:table-cell>
          <table:table-cell office:value-type="string">
            <text:p>stack_info</text:p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>graph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ship_accuracy_add</text:p>
          </table:table-cell>
          <table:table-cell office:value-type="string">
            <text:p>ship_tracking_add</text:p>
          </table:table-cell>
          <table:table-cell office:value-type="string">
            <text:p>area_effect</text:p>
          </table:table-cell>
          <table:table-cell office:value-type="string">
            <text:p/>
          </table:table-cell>
          <table:table-cell office:value-type="string">
            <text:p>ship_effe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ship_accuracy_add</text:p>
          </table:table-cell>
          <table:table-cell office:value-type="string">
            <text:p>ship_tracking_add</text:p>
          </table:table-cell>
          <table:table-cell office:value-type="string">
            <text:p>area_effect</text:p>
          </table:table-cell>
          <table:table-cell office:value-type="string">
            <text:p/>
          </table:table-cell>
          <table:table-cell office:value-type="string">
            <text:p>ship_effec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MPTY_AURA_COMPONENTS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ex_aura_components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P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ORVETTE_SHIP_ELECTRONIC_WARFARE_PACKAGE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34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P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38</text:p>
          </table:table-cell>
          <table:table-cell office:value-type="string">
            <text:p>38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P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ESTROYER_SHIP_ELECTRONIC_WARFARE_PACKAGE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62</text:p>
          </table:table-cell>
          <table:table-cell office:value-type="string">
            <text:p>6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P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76</text:p>
          </table:table-cell>
          <table:table-cell office:value-type="string">
            <text:p>76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P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RUISER_SHIP_ELECTRONIC_WARFARE_PACKAGE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112</text:p>
          </table:table-cell>
          <table:table-cell office:value-type="string">
            <text:p>11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P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146</text:p>
          </table:table-cell>
          <table:table-cell office:value-type="string">
            <text:p>146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P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BATTLESHIP_SHIP_ELECTRONIC_WARFARE_PACKAGE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202</text:p>
          </table:table-cell>
          <table:table-cell office:value-type="string">
            <text:p>20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P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274</text:p>
          </table:table-cell>
          <table:table-cell office:value-type="string">
            <text:p>274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P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READNOUGHT_SHIP_ELECTRONIC_WARFARE_PACKAGE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358</text:p>
          </table:table-cell>
          <table:table-cell office:value-type="string">
            <text:p>358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P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499</text:p>
          </table:table-cell>
          <table:table-cell office:value-type="string">
            <text:p>499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SMALL_STATION_ELECTRONIC_WARFARE_PACKAGE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MEDIUM_STATION_ELECTRONIC_WARFARE_PACKAGE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3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LARGE_STATION_ELECTRONIC_WARFARE_PACKAGE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3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45</text:p>
          </table:table-cell>
          <table:table-cell office:value-type="string">
            <text:p>4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ELECTRONIC_WARFARE_PACKAGE_1"</text:p>
          </table:table-cell>
          <table:table-cell office:value-type="string">
            <text:p>aux</text:p>
          </table:table-cell>
          <table:table-cell office:value-type="string">
            <text:p>"GFX_ship_part_electronic_warfare_package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EXTRA_LARGE_STATION_ELECTRONIC_WARFARE_PACKAGE_2"</text:p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s_1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4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ELECTRONIC_WARFARE_PACKAGE_2"</text:p>
          </table:table-cell>
          <table:table-cell office:value-type="string">
            <text:p>aux</text:p>
          </table:table-cell>
          <table:table-cell office:value-type="string">
            <text:p>"GFX_ship_part_electronic_warfare_package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electronic_warfare_packages_2" }</text:p>
          </table:table-cell>
          <table:table-cell office:value-type="string">
            <text:p>"aura_electronic_warfare_packag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hostile_electronic_warfare_package_aura</text:p>
          </table:table-cell>
          <table:table-cell office:value-type="string">
            <text:p>10</text:p>
          </table:table-cell>
          <table:table-cell office:value-type="string">
            <text:p>60</text:p>
          </table:table-cell>
          <table:table-cell office:value-type="string">
            <text:p>6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P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ORVETTE_SHIP_NETWORKED_TARGETING_NODE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34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CORVETTE_SHIP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38</text:p>
          </table:table-cell>
          <table:table-cell office:value-type="string">
            <text:p>38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DESTROYER_SHIP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ESTROYER_SHIP_NETWORKED_TARGETING_NODE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62</text:p>
          </table:table-cell>
          <table:table-cell office:value-type="string">
            <text:p>6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DESTROYER_SHIP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76</text:p>
          </table:table-cell>
          <table:table-cell office:value-type="string">
            <text:p>76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CRUISER_SHIP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CRUISER_SHIP_NETWORKED_TARGETING_NODE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112</text:p>
          </table:table-cell>
          <table:table-cell office:value-type="string">
            <text:p>11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CRUISER_SHIP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146</text:p>
          </table:table-cell>
          <table:table-cell office:value-type="string">
            <text:p>146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BATTLESHIP_SHIP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BATTLESHIP_SHIP_NETWORKED_TARGETING_NODE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202</text:p>
          </table:table-cell>
          <table:table-cell office:value-type="string">
            <text:p>202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BATTLESHIP_SHIP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274</text:p>
          </table:table-cell>
          <table:table-cell office:value-type="string">
            <text:p>274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DREADNOUGHT_SHIP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DREADNOUGHT_SHIP_NETWORKED_TARGETING_NODE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358</text:p>
          </table:table-cell>
          <table:table-cell office:value-type="string">
            <text:p>358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DREADNOUGHT_SHIP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499</text:p>
          </table:table-cell>
          <table:table-cell office:value-type="string">
            <text:p>499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SMALL_STATION_NETWORKED_TARGETING_NODE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MEDIUM_STATION_NETWORKED_TARGETING_NODE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3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LARGE_STATION_NETWORKED_TARGETING_NODE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3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45</text:p>
          </table:table-cell>
          <table:table-cell office:value-type="string">
            <text:p>4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NETWORKED_TARGETING_NODE_1"</text:p>
          </table:table-cell>
          <table:table-cell office:value-type="string">
            <text:p>aux</text:p>
          </table:table-cell>
          <table:table-cell office:value-type="string">
            <text:p>"GFX_ship_part_networked_targeting_node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ex_aura_components"</text:p>
          </table:table-cell>
          <table:table-cell office:value-type="string">
            <text:p>1</text:p>
          </table:table-cell>
          <table:table-cell office:value-type="string">
            <text:p>"EXTRA_LARGE_STATION_NETWORKED_TARGETING_NODE_2"</text:p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4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NETWORKED_TARGETING_NODE_2"</text:p>
          </table:table-cell>
          <table:table-cell office:value-type="string">
            <text:p>aux</text:p>
          </table:table-cell>
          <table:table-cell office:value-type="string">
            <text:p>"GFX_ship_part_networked_targeting_node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ex_aura_components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networked_targeting_node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ra_ship_networked_targeting_node"</text:p>
          </table:table-cell>
          <table:table-cell office:value-type="string">
            <text:p>20</text:p>
          </table:table-cell>
          <table:table-cell office:value-type="string">
            <text:p>ships</text:p>
          </table:table-cell>
          <table:table-cell office:value-type="string">
            <text:p>friendly_networked_targeting_node_aura</text:p>
          </table:table-cell>
          <table:table-cell office:value-type="string">
            <text:p>10</text:p>
          </table:table-cell>
          <table:table-cell office:value-type="string">
            <text:p>60</text:p>
          </table:table-cell>
          <table:table-cell office:value-type="string">
            <text:p>6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positive_entity"</text:p>
          </table:table-cell>
          <table:table-cell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